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1" style:family="paragraph" style:parent-style-name="Heading_20_1">
      <style:text-properties style:font-name="Times New Roman" fo:font-size="14pt" style:font-size-asian="14pt" style:font-size-complex="14pt"/>
    </style:style>
    <style:style style:name="P12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2">
      <style:text-properties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999999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span text:style-name="T3">Memória Virtual<text:line-break/> <text:tab/><text:tab/>Caso de Uso: CadastrarUsuario</text:span></text:p>
      <text:p text:style-name="P8"/>
      <text:h text:style-name="P11" text:outline-level="1">Breve Descrição</text:h>
      <text:p text:style-name="P7"><text:s text:c="4"/>O gerente ou administrador do sistema fornece pessoalmente uma senha temporária para o usuário se cadastrar <text:s/>no sistema.</text:p>
      <text:h text:style-name="P11" text:outline-level="1">Breve Descrição dos Atores</text:h>
      <text:p text:style-name="P7"><text:s text:c="4"/>Gerente: O Gerente fornece senhas temporárias para o cadastramento de revisores e catalogadores para sua instituição.</text:p>
      <text:p text:style-name="P7"><text:s text:c="4"/>Administrador: O Administrador fornece senhas temporárias para o cadastramento<text:span text:style-name="T5"> </text:span><text:span text:style-name="T6">de outros administradores,</text:span> assim como gerentes, revisores e catalogadores.</text:p>
      <text:h text:style-name="P11" text:outline-level="1">Pré-condições </text:h>
      <text:p text:style-name="P7"><text:s text:c="4"/>O sistema, inicialmente, apresenta um usuário administrador já cadastrado e o usuário já está logado no sistema.</text:p>
      <text:h text:style-name="P11" text:outline-level="1">Fluxo Básico de eventos</text:h>
      <text:list xml:id="list36550327" text:style-name="WW8Num7">
        <text:list-item>
          <text:p text:style-name="P14"><text:s text:c="4"/>O administrador/gerente fornece pessoalmente a senha temporária para o usuário se cadastrar;</text:p>
        </text:list-item>
        <text:list-item>
          <text:p text:style-name="P14"><text:s text:c="3"/>O administrador/gerente cadastra o e-mail do usuário, seleciona entre as opções o nível de acesso do usuário e escolhe o tempo de validade do convite , o usuário recebe em seu e-mail um link de ativação para cadastramento; </text:p>
        </text:list-item>
        <text:list-item>
          <text:p text:style-name="P10"><text:s text:c="3"/>O usuário no seu e-mail clica no link de ativação enviado, dentro do prazo, e preenche o campo de senha temporária para validar seu acesso;</text:p>
        </text:list-item>
        <text:list-item>
          <text:p text:style-name="P14"><text:s text:c="3"/>O usuário realiza o seu cadastramento, preenchendo os campos obrigatórios, como nome, login, senha e Instituição vinculada e confirma a operação;</text:p>
        </text:list-item>
        <text:list-item>
          <text:p text:style-name="P14"><text:s text:c="3"/>O sistema valida o cadastramento;</text:p>
        </text:list-item>
        <text:list-item>
          <text:p text:style-name="P14"><text:s text:c="3"/>O caso de uso termina.</text:p>
        </text:list-item>
      </text:list>
      <text:h text:style-name="P11" text:outline-level="1">Fluxos Alternativos</text:h>
      <text:h text:style-name="P13" text:outline-level="2" text:is-list-header="true">Fluxo Alternativo 1</text:h>
      <text:p text:style-name="P7">Se no passo 2 do fluxo básico o e-mail fornecido não existe, entao <text:s/></text:p>
      <text:list xml:id="list36536856" text:style-name="WW8Num2">
        <text:list-item>
          <text:p text:style-name="P15"><text:soft-page-break/>O caso de uso termina.</text:p>
          <text:p text:style-name="P16">Fluxo Alternativo 2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4">Se no passo 3 do fluxo básico o usuário fornece a senha temporária errada ou senha expirada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1. O sistema exibe a mensagem “Senha inválida ou expirada”;</text:p>
                                      <text:list>
                                        <text:list-header>
                                          <text:p text:style-name="P17"><text:s text:c="22"/>2. O caso de uso retorna ao passo 3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6">Fluxo Alternativo 3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4">Se no passo 5 do fluxo básico é verificado que o usuário não preencheu todos os campos obrigatórios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1. O sistema exibe a mensagem “Preencher o campo obrigatório &lt;nome do campo&gt;”</text:p>
                                      <text:list>
                                        <text:list-header>
                                          <text:p text:style-name="P19"><text:s text:c="22"/>2. O caso de uso retorna ao passo 4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h text:style-name="P11" text:outline-level="1">Pós-condições</text:h>
      <text:h text:style-name="P12" text:outline-level="2" text:is-list-header="true">Fluxo Básico: O usuário está cadastrado no sistema.</text:h>
      <text:p text:style-name="P4"><text:tab/>Fluxo Alternativo 1: Não é realizado o cadastramento do usuário.</text:p>
      <text:p text:style-name="P4"><text:tab/>Fluxo Alternativo 2: Não é realizado o cadastramento do usuário.</text:p>
      <text:p text:style-name="P4"><text:tab/>Fluxo Alternativo 3: O cadastramento do usuário está pendente.</text:p>
      <text:h text:style-name="P11" text:outline-level="1">Requisitos especiais</text:h>
      <text:p text:style-name="P7"><text:s text:c="3"/>Requisito de Auditoria: o sistema salva no banco de dados o administrador/gerente que cadastrou o e-mail d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CDU 12</text:p>
            </table:table-cell>
            <table:table-cell table:style-name="Tabela2.B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3</meta:editing-cycles>
    <meta:editing-duration>PT01H51M46S</meta:editing-duration>
    <meta:generator>BrOffice.org/3.2$Win32 OpenOffice.org_project/320m18$Build-9502</meta:generator>
    <dc:date>2010-09-21T16:42:08.13</dc:date>
    <meta:document-statistic meta:table-count="2" meta:image-count="1" meta:object-count="0" meta:page-count="2" meta:paragraph-count="41" meta:word-count="399" meta:character-count="2566"/>
  </office:meta>
</office:document-meta>
</file>